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4700b8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1" draw:layer="layout" svg:width="13cm" svg:height="1.5cm" svg:x="6cm" svg:y="7cm">
          <text:p text:style-name="P1">Desktop 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6cm" svg:y="11.5cm">
          <text:p text:style-name="P1">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12.5cm" svg:y="11.5cm"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5cm" svg:height="1.5cm" svg:x="6cm" svg:y="10cm">
          <text:p text:style-name="P1">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5cm" svg:height="1.5cm" svg:x="12.5cm" svg:y="10cm">
          <text:p text:style-name="P1">Audio/Vide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cm" svg:height="1.5cm" svg:x="16cm" svg:y="10cm">
          <text:p text:style-name="P1">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5cm" svg:height="1.5cm" svg:x="12.5cm" svg:y="8.5cm">
          <text:p text:style-name="P1">Desktop Environ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5cm" svg:height="1.5cm" svg:x="6cm" svg:y="8.5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cm" svg:height="6cm" svg:x="4cm" svg:y="7cm">
          <text:p/>
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cm" svg:height="6cm" svg:x="19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4.519cm" svg:height="0.962cm" draw:transform="rotate (1.5707963267946) translate (4.5cm 12cm)">
          <draw:text-box>
            <text:p><text:span text:style-name="T1">Release &amp; QA</text:span></text:p>
          </draw:text-box>
        </draw:frame>
        <draw:frame draw:style-name="gr7" draw:layer="layout" svg:width="4.232cm" svg:height="0.962cm" draw:transform="rotate (1.5707963267946) translate (19.238cm 12.232cm)">
          <draw:text-box>
            <text:p>Development</text:p>
          </draw:text-box>
        </draw:frame>
        <draw:custom-shape draw:style-name="gr8" draw:text-style-name="P1" draw:layer="layout" svg:width="1.5cm" svg:height="6cm" svg:x="20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5cm" svg:height="6cm" svg:x="22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614cm" svg:height="0.962cm" draw:transform="rotate (1.5707963267946) translate (20.638cm 12.232cm)">
          <draw:text-box>
            <text:p>Translation</text:p>
          </draw:text-box>
        </draw:frame>
        <draw:frame draw:style-name="gr7" draw:layer="layout" svg:width="4.761cm" svg:height="0.962cm" draw:transform="rotate (1.5707963267946) translate (22.138cm 12.3cm)">
          <draw:text-box>
            <text:p>Document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215cm" fo:margin-bottom="7.439cm" fo:margin-left="3.668cm" fo:margin-right="5.893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26T12:09:21</meta:creation-date>
    <dc:date>2011-10-07T08:51:20</dc:date>
    <meta:editing-duration>P13DT17H34M38S</meta:editing-duration>
    <meta:editing-cycles>10</meta:editing-cycles>
    <meta:generator>LibreOffice/3.3$Unix LibreOffice_project/330m19$Build-7</meta:generator>
    <meta:document-statistic meta:object-count="16"/>
  </office:meta>
</office:document-meta>
</file>